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b2b2b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1"/>
    </style:style>
    <style:style style:name="gr7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b2b2b2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000001"/>
    </style:style>
    <style:style style:name="P8" style:family="paragraph">
      <loext:graphic-properties draw:fill="none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fo:font-weight="bold" style:font-size-asian="10pt" style:font-name-complex="Fira Sans1" style:font-size-complex="10pt" style:font-style-complex="italic" style:font-weight-complex="bold"/>
    </style:style>
    <style:style style:name="T3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5cm" svg:height="1.298cm" svg:x="6.79cm" svg:y="2.998cm" svg:viewBox="0 0 5226 1299" draw:points="0,1299 5226,1299 5226,0 0,0">
          <text:p/>
        </draw:polygon>
        <draw:polygon draw:style-name="gr2" draw:text-style-name="P2" draw:layer="layout" svg:width="4.001cm" svg:height="1.298cm" svg:x="12.015cm" svg:y="2.998cm" svg:viewBox="0 0 4002 1299" draw:points="0,1299 4002,1299 4002,0 0,0">
          <text:p/>
        </draw:polygon>
        <draw:polygon draw:style-name="gr2" draw:text-style-name="P2" draw:layer="layout" svg:width="2.984cm" svg:height="1.298cm" svg:x="16.016cm" svg:y="2.998cm" svg:viewBox="0 0 2985 1299" draw:points="0,1299 2985,1299 2985,0 0,0">
          <text:p/>
        </draw:polygon>
        <draw:polygon draw:style-name="gr1" draw:text-style-name="P1" draw:layer="layout" svg:width="4.79cm" svg:height="5.281cm" svg:x="2cm" svg:y="4.296cm" svg:viewBox="0 0 4791 5282" draw:points="0,5282 4791,5282 4791,0 0,0">
          <text:p/>
        </draw:polygon>
        <draw:polygon draw:style-name="gr1" draw:text-style-name="P1" draw:layer="layout" svg:width="5.225cm" svg:height="5.281cm" svg:x="6.79cm" svg:y="4.296cm" svg:viewBox="0 0 5226 5282" draw:points="0,5282 5226,5282 5226,0 0,0">
          <text:p/>
        </draw:polygon>
        <draw:polygon draw:style-name="gr1" draw:text-style-name="P1" draw:layer="layout" svg:width="4.001cm" svg:height="5.281cm" svg:x="12.015cm" svg:y="4.296cm" svg:viewBox="0 0 4002 5282" draw:points="0,5282 4002,5282 4002,0 0,0">
          <text:p/>
        </draw:polygon>
        <draw:polygon draw:style-name="gr1" draw:text-style-name="P1" draw:layer="layout" svg:width="2.984cm" svg:height="5.281cm" svg:x="16.016cm" svg:y="4.296cm" svg:viewBox="0 0 2985 5282" draw:points="0,5282 2985,5282 2985,0 0,0">
          <text:p/>
        </draw:polygon>
        <draw:polygon draw:style-name="gr1" draw:text-style-name="P1" draw:layer="layout" svg:width="4.79cm" svg:height="4.015cm" svg:x="2cm" svg:y="9.577cm" svg:viewBox="0 0 4791 4016" draw:points="0,4016 4791,4016 4791,0 0,0">
          <text:p/>
        </draw:polygon>
        <draw:polygon draw:style-name="gr1" draw:text-style-name="P1" draw:layer="layout" svg:width="5.225cm" svg:height="4.015cm" svg:x="6.79cm" svg:y="9.577cm" svg:viewBox="0 0 5226 4016" draw:points="0,4016 5226,4016 5226,0 0,0">
          <text:p/>
        </draw:polygon>
        <draw:polygon draw:style-name="gr1" draw:text-style-name="P1" draw:layer="layout" svg:width="4.001cm" svg:height="4.015cm" svg:x="12.015cm" svg:y="9.577cm" svg:viewBox="0 0 4002 4016" draw:points="0,4016 4002,4016 4002,0 0,0">
          <text:p/>
        </draw:polygon>
        <draw:polygon draw:style-name="gr1" draw:text-style-name="P1" draw:layer="layout" svg:width="2.984cm" svg:height="4.015cm" svg:x="16.016cm" svg:y="9.577cm" svg:viewBox="0 0 2985 4016" draw:points="0,4016 2985,4016 2985,0 0,0">
          <text:p/>
        </draw:polygon>
        <draw:polygon draw:style-name="gr1" draw:text-style-name="P1" draw:layer="layout" svg:width="4.79cm" svg:height="3.588cm" svg:x="2cm" svg:y="13.592cm" svg:viewBox="0 0 4791 3589" draw:points="0,3589 4791,3589 4791,0 0,0">
          <text:p/>
        </draw:polygon>
        <draw:polygon draw:style-name="gr1" draw:text-style-name="P1" draw:layer="layout" svg:width="5.225cm" svg:height="3.588cm" svg:x="6.79cm" svg:y="13.592cm" svg:viewBox="0 0 5226 3589" draw:points="0,3589 5226,3589 5226,0 0,0">
          <text:p/>
        </draw:polygon>
        <draw:polygon draw:style-name="gr1" draw:text-style-name="P1" draw:layer="layout" svg:width="4.001cm" svg:height="3.588cm" svg:x="12.015cm" svg:y="13.592cm" svg:viewBox="0 0 4002 3589" draw:points="0,3589 4002,3589 4002,0 0,0">
          <text:p/>
        </draw:polygon>
        <draw:polygon draw:style-name="gr1" draw:text-style-name="P1" draw:layer="layout" svg:width="2.984cm" svg:height="3.588cm" svg:x="16.016cm" svg:y="13.592cm" svg:viewBox="0 0 2985 3589" draw:points="0,3589 2985,3589 2985,0 0,0">
          <text:p/>
        </draw:polygon>
        <draw:polygon draw:style-name="gr1" draw:text-style-name="P1" draw:layer="layout" svg:width="4.79cm" svg:height="3.21cm" svg:x="2cm" svg:y="17.18cm" svg:viewBox="0 0 4791 3211" draw:points="0,3211 4791,3211 4791,0 0,0">
          <text:p/>
        </draw:polygon>
        <draw:polygon draw:style-name="gr1" draw:text-style-name="P1" draw:layer="layout" svg:width="5.225cm" svg:height="3.21cm" svg:x="6.79cm" svg:y="17.18cm" svg:viewBox="0 0 5226 3211" draw:points="0,3211 5226,3211 5226,0 0,0">
          <text:p/>
        </draw:polygon>
        <draw:polygon draw:style-name="gr1" draw:text-style-name="P1" draw:layer="layout" svg:width="4.001cm" svg:height="3.21cm" svg:x="12.015cm" svg:y="17.18cm" svg:viewBox="0 0 4002 3211" draw:points="0,3211 4002,3211 4002,0 0,0">
          <text:p/>
        </draw:polygon>
        <draw:polygon draw:style-name="gr1" draw:text-style-name="P1" draw:layer="layout" svg:width="2.984cm" svg:height="3.21cm" svg:x="16.016cm" svg:y="17.18cm" svg:viewBox="0 0 2985 3211" draw:points="0,3211 2985,3211 2985,0 0,0">
          <text:p/>
        </draw:polygon>
        <draw:polygon draw:style-name="gr1" draw:text-style-name="P1" draw:layer="layout" svg:width="4.79cm" svg:height="2.741cm" svg:x="2cm" svg:y="20.39cm" svg:viewBox="0 0 4791 2742" draw:points="0,2742 4791,2742 4791,0 0,0">
          <text:p/>
        </draw:polygon>
        <draw:polygon draw:style-name="gr1" draw:text-style-name="P1" draw:layer="layout" svg:width="5.225cm" svg:height="2.741cm" svg:x="6.79cm" svg:y="20.39cm" svg:viewBox="0 0 5226 2742" draw:points="0,2742 5226,2742 5226,0 0,0">
          <text:p/>
        </draw:polygon>
        <draw:polygon draw:style-name="gr1" draw:text-style-name="P1" draw:layer="layout" svg:width="4.001cm" svg:height="2.741cm" svg:x="12.015cm" svg:y="20.39cm" svg:viewBox="0 0 4002 2742" draw:points="0,2742 4002,2742 4002,0 0,0">
          <text:p/>
        </draw:polygon>
        <draw:polygon draw:style-name="gr1" draw:text-style-name="P1" draw:layer="layout" svg:width="2.984cm" svg:height="2.741cm" svg:x="16.016cm" svg:y="20.39cm" svg:viewBox="0 0 2985 2742" draw:points="0,2742 2985,2742 2985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5cm" svg:height="1.298cm" svg:x="6.79cm" svg:y="2.998cm" svg:viewBox="0 0 5226 1299" draw:points="0,1299 5226,1299 5226,0 0,0">
          <text:p/>
        </draw:polygon>
        <draw:polygon draw:style-name="gr2" draw:text-style-name="P2" draw:layer="layout" svg:width="4.001cm" svg:height="1.298cm" svg:x="12.015cm" svg:y="2.998cm" svg:viewBox="0 0 4002 1299" draw:points="0,1299 4002,1299 4002,0 0,0">
          <text:p/>
        </draw:polygon>
        <draw:polygon draw:style-name="gr2" draw:text-style-name="P2" draw:layer="layout" svg:width="2.984cm" svg:height="1.298cm" svg:x="16.016cm" svg:y="2.998cm" svg:viewBox="0 0 2985 1299" draw:points="0,1299 2985,1299 2985,0 0,0">
          <text:p/>
        </draw:polygon>
        <draw:polygon draw:style-name="gr1" draw:text-style-name="P1" draw:layer="layout" svg:width="4.79cm" svg:height="5.281cm" svg:x="2cm" svg:y="4.296cm" svg:viewBox="0 0 4791 5282" draw:points="0,5282 4791,5282 4791,0 0,0">
          <text:p/>
        </draw:polygon>
        <draw:polygon draw:style-name="gr1" draw:text-style-name="P1" draw:layer="layout" svg:width="5.225cm" svg:height="5.281cm" svg:x="6.79cm" svg:y="4.296cm" svg:viewBox="0 0 5226 5282" draw:points="0,5282 5226,5282 5226,0 0,0">
          <text:p/>
        </draw:polygon>
        <draw:polygon draw:style-name="gr1" draw:text-style-name="P1" draw:layer="layout" svg:width="4.001cm" svg:height="5.281cm" svg:x="12.015cm" svg:y="4.296cm" svg:viewBox="0 0 4002 5282" draw:points="0,5282 4002,5282 4002,0 0,0">
          <text:p/>
        </draw:polygon>
        <draw:polygon draw:style-name="gr1" draw:text-style-name="P1" draw:layer="layout" svg:width="2.984cm" svg:height="5.281cm" svg:x="16.016cm" svg:y="4.296cm" svg:viewBox="0 0 2985 5282" draw:points="0,5282 2985,5282 2985,0 0,0">
          <text:p/>
        </draw:polygon>
        <draw:polygon draw:style-name="gr1" draw:text-style-name="P1" draw:layer="layout" svg:width="4.79cm" svg:height="4.015cm" svg:x="2cm" svg:y="9.577cm" svg:viewBox="0 0 4791 4016" draw:points="0,4016 4791,4016 4791,0 0,0">
          <text:p/>
        </draw:polygon>
        <draw:polygon draw:style-name="gr1" draw:text-style-name="P1" draw:layer="layout" svg:width="5.225cm" svg:height="4.015cm" svg:x="6.79cm" svg:y="9.577cm" svg:viewBox="0 0 5226 4016" draw:points="0,4016 5226,4016 5226,0 0,0">
          <text:p/>
        </draw:polygon>
        <draw:polygon draw:style-name="gr1" draw:text-style-name="P1" draw:layer="layout" svg:width="4.001cm" svg:height="4.015cm" svg:x="12.015cm" svg:y="9.577cm" svg:viewBox="0 0 4002 4016" draw:points="0,4016 4002,4016 4002,0 0,0">
          <text:p/>
        </draw:polygon>
        <draw:polygon draw:style-name="gr1" draw:text-style-name="P1" draw:layer="layout" svg:width="2.984cm" svg:height="4.015cm" svg:x="16.016cm" svg:y="9.577cm" svg:viewBox="0 0 2985 4016" draw:points="0,4016 2985,4016 2985,0 0,0">
          <text:p/>
        </draw:polygon>
        <draw:polygon draw:style-name="gr1" draw:text-style-name="P1" draw:layer="layout" svg:width="4.79cm" svg:height="3.588cm" svg:x="2cm" svg:y="13.592cm" svg:viewBox="0 0 4791 3589" draw:points="0,3589 4791,3589 4791,0 0,0">
          <text:p/>
        </draw:polygon>
        <draw:polygon draw:style-name="gr1" draw:text-style-name="P1" draw:layer="layout" svg:width="5.225cm" svg:height="3.588cm" svg:x="6.79cm" svg:y="13.592cm" svg:viewBox="0 0 5226 3589" draw:points="0,3589 5226,3589 5226,0 0,0">
          <text:p/>
        </draw:polygon>
        <draw:polygon draw:style-name="gr1" draw:text-style-name="P1" draw:layer="layout" svg:width="4.001cm" svg:height="3.588cm" svg:x="12.015cm" svg:y="13.592cm" svg:viewBox="0 0 4002 3589" draw:points="0,3589 4002,3589 4002,0 0,0">
          <text:p/>
        </draw:polygon>
        <draw:polygon draw:style-name="gr1" draw:text-style-name="P1" draw:layer="layout" svg:width="2.984cm" svg:height="3.588cm" svg:x="16.016cm" svg:y="13.592cm" svg:viewBox="0 0 2985 3589" draw:points="0,3589 2985,3589 2985,0 0,0">
          <text:p/>
        </draw:polygon>
        <draw:polygon draw:style-name="gr1" draw:text-style-name="P1" draw:layer="layout" svg:width="4.79cm" svg:height="3.21cm" svg:x="2cm" svg:y="17.18cm" svg:viewBox="0 0 4791 3211" draw:points="0,3211 4791,3211 4791,0 0,0">
          <text:p/>
        </draw:polygon>
        <draw:polygon draw:style-name="gr1" draw:text-style-name="P1" draw:layer="layout" svg:width="5.225cm" svg:height="3.21cm" svg:x="6.79cm" svg:y="17.18cm" svg:viewBox="0 0 5226 3211" draw:points="0,3211 5226,3211 5226,0 0,0">
          <text:p/>
        </draw:polygon>
        <draw:polygon draw:style-name="gr1" draw:text-style-name="P1" draw:layer="layout" svg:width="4.001cm" svg:height="3.21cm" svg:x="12.015cm" svg:y="17.18cm" svg:viewBox="0 0 4002 3211" draw:points="0,3211 4002,3211 4002,0 0,0">
          <text:p/>
        </draw:polygon>
        <draw:polygon draw:style-name="gr1" draw:text-style-name="P1" draw:layer="layout" svg:width="2.984cm" svg:height="3.21cm" svg:x="16.016cm" svg:y="17.18cm" svg:viewBox="0 0 2985 3211" draw:points="0,3211 2985,3211 2985,0 0,0">
          <text:p/>
        </draw:polygon>
        <draw:polygon draw:style-name="gr1" draw:text-style-name="P1" draw:layer="layout" svg:width="4.79cm" svg:height="2.741cm" svg:x="2cm" svg:y="20.39cm" svg:viewBox="0 0 4791 2742" draw:points="0,2742 4791,2742 4791,0 0,0">
          <text:p/>
        </draw:polygon>
        <draw:polygon draw:style-name="gr1" draw:text-style-name="P1" draw:layer="layout" svg:width="5.225cm" svg:height="2.741cm" svg:x="6.79cm" svg:y="20.39cm" svg:viewBox="0 0 5226 2742" draw:points="0,2742 5226,2742 5226,0 0,0">
          <text:p/>
        </draw:polygon>
        <draw:polygon draw:style-name="gr1" draw:text-style-name="P1" draw:layer="layout" svg:width="4.001cm" svg:height="2.741cm" svg:x="12.015cm" svg:y="20.39cm" svg:viewBox="0 0 4002 2742" draw:points="0,2742 4002,2742 4002,0 0,0">
          <text:p/>
        </draw:polygon>
        <draw:polygon draw:style-name="gr1" draw:text-style-name="P1" draw:layer="layout" svg:width="2.984cm" svg:height="2.741cm" svg:x="16.016cm" svg:y="20.39cm" svg:viewBox="0 0 2985 2742" draw:points="0,2742 2985,2742 2985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4" draw:text-style-name="P4" draw:layer="layout" svg:width="5.542cm" svg:height="0.011cm" svg:x="1.982cm" svg:y="1.001cm" svg:viewBox="0 0 5543 12" draw:points="0,0 4,8 11,12 5533,12 5536,8 5543,0">
          <text:p/>
        </draw:polygon>
        <draw:polygon draw:style-name="gr4" draw:text-style-name="P4" draw:layer="layout" svg:width="5.545cm" svg:height="0.011cm" svg:x="7.514cm" svg:y="1.001cm" svg:viewBox="0 0 5546 12" draw:points="0,0 3,8 10,12 5536,12 5539,8 5546,0">
          <text:p/>
        </draw:polygon>
        <draw:polygon draw:style-name="gr4" draw:text-style-name="P4" draw:layer="layout" svg:width="5.944cm" svg:height="0.011cm" svg:x="13.049cm" svg:y="1.001cm" svg:viewBox="0 0 5945 12" draw:points="0,0 3,8 10,12 5934,12 5938,8 5945,0">
          <text:p/>
        </draw:polygon>
        <draw:polygon draw:style-name="gr4" draw:text-style-name="P4" draw:layer="layout" svg:width="5.531cm" svg:height="0.01cm" svg:x="1.986cm" svg:y="1.626cm" svg:viewBox="0 0 5532 11" draw:points="7,0 0,7 7,11 5529,11 5532,7 5529,0">
          <text:p/>
        </draw:polygon>
        <draw:polygon draw:style-name="gr4" draw:text-style-name="P4" draw:layer="layout" svg:width="5.934cm" svg:height="0.01cm" svg:x="13.052cm" svg:y="1.626cm" svg:viewBox="0 0 5935 11" draw:points="7,0 0,7 7,11 5931,11 5935,7 5931,0">
          <text:p/>
        </draw:polygon>
        <draw:polygon draw:style-name="gr4" draw:text-style-name="P4" draw:layer="layout" svg:width="5.542cm" svg:height="0.01cm" svg:x="1.982cm" svg:y="2.254cm" svg:viewBox="0 0 5543 11" draw:points="11,0 4,8 0,11 5543,11 5536,8 5533,0">
          <text:p/>
        </draw:polygon>
        <draw:polygon draw:style-name="gr4" draw:text-style-name="P4" draw:layer="layout" svg:width="5.545cm" svg:height="0.01cm" svg:x="7.514cm" svg:y="2.254cm" svg:viewBox="0 0 5546 11" draw:points="10,0 3,8 0,11 5546,11 5539,8 5536,0">
          <text:p/>
        </draw:polygon>
        <draw:polygon draw:style-name="gr4" draw:text-style-name="P4" draw:layer="layout" svg:width="5.944cm" svg:height="0.01cm" svg:x="13.049cm" svg:y="2.254cm" svg:viewBox="0 0 5945 11" draw:points="10,0 3,8 0,11 5945,11 5938,8 5934,0">
          <text:p/>
        </draw:polygon>
        <draw:polygon draw:style-name="gr4" draw:text-style-name="P4" draw:layer="layout" svg:width="0.011cm" svg:height="0.635cm" svg:x="1.982cm" svg:y="1.001cm" svg:viewBox="0 0 12 636" draw:points="0,636 5,633 12,626 12,11 5,7 0,0">
          <text:p/>
        </draw:polygon>
        <draw:polygon draw:style-name="gr4" draw:text-style-name="P4" draw:layer="layout" svg:width="0.011cm" svg:height="0.638cm" svg:x="1.982cm" svg:y="1.626cm" svg:viewBox="0 0 12 639" draw:points="0,639 5,636 12,629 12,10 5,7 0,0">
          <text:p/>
        </draw:polygon>
        <draw:polygon draw:style-name="gr4" draw:text-style-name="P4" draw:layer="layout" svg:width="0.01cm" svg:height="0.628cm" svg:x="7.514cm" svg:y="1.008cm" svg:viewBox="0 0 11 629" draw:points="0,619 4,626 11,629 11,4 4,0 0,4">
          <text:p/>
        </draw:polygon>
        <draw:polygon draw:style-name="gr4" draw:text-style-name="P4" draw:layer="layout" svg:width="0.01cm" svg:height="0.635cm" svg:x="7.514cm" svg:y="1.626cm" svg:viewBox="0 0 11 636" draw:points="0,629 4,636 11,629 11,0 4,7 0,10">
          <text:p/>
        </draw:polygon>
        <draw:polygon draw:style-name="gr4" draw:text-style-name="P4" draw:layer="layout" svg:width="0.01cm" svg:height="0.628cm" svg:x="13.049cm" svg:y="1.008cm" svg:viewBox="0 0 11 629" draw:points="0,629 3,626 11,619 11,4 3,0 0,4">
          <text:p/>
        </draw:polygon>
        <draw:polygon draw:style-name="gr4" draw:text-style-name="P4" draw:layer="layout" svg:width="0.01cm" svg:height="0.635cm" svg:x="13.049cm" svg:y="1.626cm" svg:viewBox="0 0 11 636" draw:points="0,629 3,636 11,629 11,10 3,7 0,0">
          <text:p/>
        </draw:polygon>
        <draw:polygon draw:style-name="gr4" draw:text-style-name="P4" draw:layer="layout" svg:width="0.011cm" svg:height="0.635cm" svg:x="18.982cm" svg:y="1.001cm" svg:viewBox="0 0 12 636" draw:points="0,626 5,633 12,636 12,0 5,7 0,11">
          <text:p/>
        </draw:polygon>
        <draw:polygon draw:style-name="gr4" draw:text-style-name="P4" draw:layer="layout" svg:width="0.011cm" svg:height="0.638cm" svg:x="18.982cm" svg:y="1.626cm" svg:viewBox="0 0 12 639" draw:points="0,629 5,636 12,639 12,0 5,7 0,10">
          <text:p/>
        </draw:polygon>
        <draw:frame draw:style-name="gr5" draw:text-style-name="P6" draw:layer="layout" svg:width="2.788cm" svg:height="0.424cm" svg:x="2.074cm" svg:y="1.106cm">
          <draw:text-box>
            <text:p text:style-name="P5"><text:span text:style-name="T1">ZEEB, CHARLOTTE</text:span></text:p>
          </draw:text-box>
        </draw:frame>
        <draw:frame draw:style-name="gr5" draw:text-style-name="P6" draw:layer="layout" svg:width="4.743cm" svg:height="0.424cm" svg:x="7.941cm" svg:y="1.42cm">
          <draw:text-box>
            <text:p text:style-name="P5"><text:span text:style-name="T1">HELMHOLTZ-ZENTRUM BERLIN</text:span></text:p>
          </draw:text-box>
        </draw:frame>
        <draw:frame draw:style-name="gr5" draw:text-style-name="P6" draw:layer="layout" svg:width="1.992cm" svg:height="0.424cm" svg:x="16.93cm" svg:y="1.106cm">
          <draw:text-box>
            <text:p text:style-name="P5"><text:span text:style-name="T1">2. SEMESTER</text:span></text:p>
          </draw:text-box>
        </draw:frame>
        <draw:frame draw:style-name="gr5" draw:text-style-name="P6" draw:layer="layout" svg:width="3.888cm" svg:height="0.424cm" svg:x="2.074cm" svg:y="1.734cm">
          <draw:text-box>
            <text:p text:style-name="P5"><text:span text:style-name="T1">2016/07/18 – 2016/07/22</text:span></text:p>
          </draw:text-box>
        </draw:frame>
        <draw:polygon draw:style-name="gr4" draw:text-style-name="P4" draw:layer="layout" svg:width="4.802cm" svg:height="0.011cm" svg:x="1.996cm" svg:y="2.998cm" svg:viewBox="0 0 4803 12" draw:points="0,0 4,8 11,12 4792,12 4795,8 4803,0">
          <text:p/>
        </draw:polygon>
        <draw:polygon draw:style-name="gr4" draw:text-style-name="P4" draw:layer="layout" svg:width="5.235cm" svg:height="0.011cm" svg:x="6.787cm" svg:y="2.998cm" svg:viewBox="0 0 5236 12" draw:points="0,0 3,8 11,12 5226,12 5229,8 5236,0">
          <text:p/>
        </draw:polygon>
        <draw:polygon draw:style-name="gr4" draw:text-style-name="P4" draw:layer="layout" svg:width="4.011cm" svg:height="0.011cm" svg:x="12.012cm" svg:y="2.998cm" svg:viewBox="0 0 4012 12" draw:points="0,0 3,8 10,12 4001,12 4005,8 4012,0">
          <text:p/>
        </draw:polygon>
        <draw:polygon draw:style-name="gr4" draw:text-style-name="P4" draw:layer="layout" svg:width="2.995cm" svg:height="0.011cm" svg:x="16.012cm" svg:y="2.998cm" svg:viewBox="0 0 2996 12" draw:points="0,0 4,8 11,12 2986,12 2989,8 2996,0">
          <text:p/>
        </draw:polygon>
        <draw:polygon draw:style-name="gr4" draw:text-style-name="P4" draw:layer="layout" svg:width="4.79cm" svg:height="0.011cm" svg:x="2cm" svg:y="4.296cm" svg:viewBox="0 0 4791 12" draw:points="7,0 0,7 7,12 4788,12 4791,7 4788,0">
          <text:p/>
        </draw:polygon>
        <draw:polygon draw:style-name="gr4" draw:text-style-name="P4" draw:layer="layout" svg:width="5.225cm" svg:height="0.011cm" svg:x="6.79cm" svg:y="4.296cm" svg:viewBox="0 0 5226 12" draw:points="8,0 0,7 8,12 5223,12 5226,7 5223,0">
          <text:p/>
        </draw:polygon>
        <draw:polygon draw:style-name="gr4" draw:text-style-name="P4" draw:layer="layout" svg:width="4.001cm" svg:height="0.011cm" svg:x="12.015cm" svg:y="4.296cm" svg:viewBox="0 0 4002 12" draw:points="7,0 0,7 7,12 3998,12 4002,7 3998,0">
          <text:p/>
        </draw:polygon>
        <draw:polygon draw:style-name="gr4" draw:text-style-name="P4" draw:layer="layout" svg:width="2.984cm" svg:height="0.011cm" svg:x="16.016cm" svg:y="4.296cm" svg:viewBox="0 0 2985 12" draw:points="7,0 0,7 7,12 2982,12 2985,7 2982,0">
          <text:p/>
        </draw:polygon>
        <draw:polygon draw:style-name="gr4" draw:text-style-name="P4" draw:layer="layout" svg:width="4.79cm" svg:height="0.011cm" svg:x="2cm" svg:y="9.577cm" svg:viewBox="0 0 4791 12" draw:points="7,0 0,7 7,12 4788,12 4791,7 4788,0">
          <text:p/>
        </draw:polygon>
        <draw:polygon draw:style-name="gr4" draw:text-style-name="P4" draw:layer="layout" svg:width="5.225cm" svg:height="0.011cm" svg:x="6.79cm" svg:y="9.577cm" svg:viewBox="0 0 5226 12" draw:points="8,0 0,7 8,12 5223,12 5226,7 5223,0">
          <text:p/>
        </draw:polygon>
        <draw:polygon draw:style-name="gr4" draw:text-style-name="P4" draw:layer="layout" svg:width="4.001cm" svg:height="0.011cm" svg:x="12.015cm" svg:y="9.577cm" svg:viewBox="0 0 4002 12" draw:points="7,0 0,7 7,12 3998,12 4002,7 3998,0">
          <text:p/>
        </draw:polygon>
        <draw:polygon draw:style-name="gr4" draw:text-style-name="P4" draw:layer="layout" svg:width="2.984cm" svg:height="0.011cm" svg:x="16.016cm" svg:y="9.577cm" svg:viewBox="0 0 2985 12" draw:points="7,0 0,7 7,12 2982,12 2985,7 2982,0">
          <text:p/>
        </draw:polygon>
        <draw:polygon draw:style-name="gr4" draw:text-style-name="P4" draw:layer="layout" svg:width="4.79cm" svg:height="0.011cm" svg:x="2cm" svg:y="13.592cm" svg:viewBox="0 0 4791 12" draw:points="7,0 0,8 7,12 4788,12 4791,8 4788,0">
          <text:p/>
        </draw:polygon>
        <draw:polygon draw:style-name="gr4" draw:text-style-name="P4" draw:layer="layout" svg:width="5.225cm" svg:height="0.011cm" svg:x="6.79cm" svg:y="13.592cm" svg:viewBox="0 0 5226 12" draw:points="8,0 0,8 8,12 5223,12 5226,8 5223,0">
          <text:p/>
        </draw:polygon>
        <draw:polygon draw:style-name="gr4" draw:text-style-name="P4" draw:layer="layout" svg:width="4.001cm" svg:height="0.011cm" svg:x="12.015cm" svg:y="13.592cm" svg:viewBox="0 0 4002 12" draw:points="7,0 0,8 7,12 3998,12 4002,8 3998,0">
          <text:p/>
        </draw:polygon>
        <draw:polygon draw:style-name="gr4" draw:text-style-name="P4" draw:layer="layout" svg:width="2.984cm" svg:height="0.011cm" svg:x="16.016cm" svg:y="13.592cm" svg:viewBox="0 0 2985 12" draw:points="7,0 0,8 7,12 2982,12 2985,8 2982,0">
          <text:p/>
        </draw:polygon>
        <draw:polygon draw:style-name="gr4" draw:text-style-name="P4" draw:layer="layout" svg:width="4.79cm" svg:height="0.01cm" svg:x="2cm" svg:y="17.18cm" svg:viewBox="0 0 4791 11" draw:points="7,0 0,8 7,11 4788,11 4791,8 4788,0">
          <text:p/>
        </draw:polygon>
        <draw:polygon draw:style-name="gr4" draw:text-style-name="P4" draw:layer="layout" svg:width="5.225cm" svg:height="0.01cm" svg:x="6.79cm" svg:y="17.18cm" svg:viewBox="0 0 5226 11" draw:points="8,0 0,8 8,11 5223,11 5226,8 5223,0">
          <text:p/>
        </draw:polygon>
        <draw:polygon draw:style-name="gr4" draw:text-style-name="P4" draw:layer="layout" svg:width="4.001cm" svg:height="0.01cm" svg:x="12.015cm" svg:y="17.18cm" svg:viewBox="0 0 4002 11" draw:points="7,0 0,8 7,11 3998,11 4002,8 3998,0">
          <text:p/>
        </draw:polygon>
        <draw:polygon draw:style-name="gr4" draw:text-style-name="P4" draw:layer="layout" svg:width="2.984cm" svg:height="0.01cm" svg:x="16.016cm" svg:y="17.18cm" svg:viewBox="0 0 2985 11" draw:points="7,0 0,8 7,11 2982,11 2985,8 2982,0">
          <text:p/>
        </draw:polygon>
        <draw:polygon draw:style-name="gr4" draw:text-style-name="P4" draw:layer="layout" svg:width="4.79cm" svg:height="0.011cm" svg:x="2cm" svg:y="20.39cm" svg:viewBox="0 0 4791 12" draw:points="7,0 0,8 7,12 4788,12 4791,8 4788,0">
          <text:p/>
        </draw:polygon>
        <draw:polygon draw:style-name="gr4" draw:text-style-name="P4" draw:layer="layout" svg:width="5.225cm" svg:height="0.011cm" svg:x="6.79cm" svg:y="20.39cm" svg:viewBox="0 0 5226 12" draw:points="8,0 0,8 8,12 5223,12 5226,8 5223,0">
          <text:p/>
        </draw:polygon>
        <draw:polygon draw:style-name="gr4" draw:text-style-name="P4" draw:layer="layout" svg:width="4.001cm" svg:height="0.011cm" svg:x="12.015cm" svg:y="20.39cm" svg:viewBox="0 0 4002 12" draw:points="7,0 0,8 7,12 3998,12 4002,8 3998,0">
          <text:p/>
        </draw:polygon>
        <draw:polygon draw:style-name="gr4" draw:text-style-name="P4" draw:layer="layout" svg:width="2.984cm" svg:height="0.011cm" svg:x="16.016cm" svg:y="20.39cm" svg:viewBox="0 0 2985 12" draw:points="7,0 0,8 7,12 2982,12 2985,8 2982,0">
          <text:p/>
        </draw:polygon>
        <draw:polygon draw:style-name="gr4" draw:text-style-name="P4" draw:layer="layout" svg:width="4.802cm" svg:height="0.011cm" svg:x="1.996cm" svg:y="23.131cm" svg:viewBox="0 0 4803 12" draw:points="11,0 4,8 0,12 4803,12 4795,8 4792,0">
          <text:p/>
        </draw:polygon>
        <draw:polygon draw:style-name="gr4" draw:text-style-name="P4" draw:layer="layout" svg:width="5.235cm" svg:height="0.011cm" svg:x="6.787cm" svg:y="23.131cm" svg:viewBox="0 0 5236 12" draw:points="11,0 3,8 0,12 5236,12 5229,8 5226,0">
          <text:p/>
        </draw:polygon>
        <draw:polygon draw:style-name="gr4" draw:text-style-name="P4" draw:layer="layout" svg:width="4.011cm" svg:height="0.011cm" svg:x="12.012cm" svg:y="23.131cm" svg:viewBox="0 0 4012 12" draw:points="10,0 3,8 0,12 4012,12 4005,8 4001,0">
          <text:p/>
        </draw:polygon>
        <draw:polygon draw:style-name="gr4" draw:text-style-name="P4" draw:layer="layout" svg:width="2.995cm" svg:height="0.011cm" svg:x="16.012cm" svg:y="23.131cm" svg:viewBox="0 0 2996 12" draw:points="11,0 4,8 0,12 2996,12 2989,8 2986,0">
          <text:p/>
        </draw:polygon>
        <draw:polygon draw:style-name="gr4" draw:text-style-name="P4" draw:layer="layout" svg:width="0.011cm" svg:height="1.309cm" svg:x="1.996cm" svg:y="2.998cm" svg:viewBox="0 0 12 1310" draw:points="0,1310 4,1306 12,1299 12,11 4,7 0,0">
          <text:p/>
        </draw:polygon>
        <draw:polygon draw:style-name="gr4" draw:text-style-name="P4" draw:layer="layout" svg:width="0.011cm" svg:height="5.292cm" svg:x="1.996cm" svg:y="4.296cm" svg:viewBox="0 0 12 5293" draw:points="0,5293 4,5289 12,5282 12,11 4,7 0,0">
          <text:p/>
        </draw:polygon>
        <draw:polygon draw:style-name="gr4" draw:text-style-name="P4" draw:layer="layout" svg:width="0.011cm" svg:height="4.026cm" svg:x="1.996cm" svg:y="9.577cm" svg:viewBox="0 0 12 4027" draw:points="0,4027 4,4023 12,4016 12,11 4,7 0,0">
          <text:p/>
        </draw:polygon>
        <draw:polygon draw:style-name="gr4" draw:text-style-name="P4" draw:layer="layout" svg:width="0.011cm" svg:height="3.598cm" svg:x="1.996cm" svg:y="13.592cm" svg:viewBox="0 0 12 3599" draw:points="0,3599 4,3596 12,3589 12,11 4,7 0,0">
          <text:p/>
        </draw:polygon>
        <draw:polygon draw:style-name="gr4" draw:text-style-name="P4" draw:layer="layout" svg:width="0.011cm" svg:height="3.221cm" svg:x="1.996cm" svg:y="17.18cm" svg:viewBox="0 0 12 3222" draw:points="0,3222 4,3218 12,3211 12,10 4,7 0,0">
          <text:p/>
        </draw:polygon>
        <draw:polygon draw:style-name="gr4" draw:text-style-name="P4" draw:layer="layout" svg:width="0.011cm" svg:height="2.752cm" svg:x="1.996cm" svg:y="20.39cm" svg:viewBox="0 0 12 2753" draw:points="0,2753 4,2749 12,2742 12,11 4,7 0,0">
          <text:p/>
        </draw:polygon>
        <draw:polygon draw:style-name="gr4" draw:text-style-name="P4" draw:layer="layout" svg:width="0.011cm" svg:height="1.298cm" svg:x="6.787cm" svg:y="3.005cm" svg:viewBox="0 0 12 1299" draw:points="0,1292 3,1299 12,1292 12,4 3,0 0,4">
          <text:p/>
        </draw:polygon>
        <draw:polygon draw:style-name="gr4" draw:text-style-name="P4" draw:layer="layout" svg:width="0.011cm" svg:height="5.281cm" svg:x="6.787cm" svg:y="4.303cm" svg:viewBox="0 0 12 5282" draw:points="0,5275 3,5282 12,5275 12,4 3,0 0,4">
          <text:p/>
        </draw:polygon>
        <draw:polygon draw:style-name="gr4" draw:text-style-name="P4" draw:layer="layout" svg:width="0.011cm" svg:height="4.015cm" svg:x="6.787cm" svg:y="9.584cm" svg:viewBox="0 0 12 4016" draw:points="0,4009 3,4016 12,4009 12,4 3,0 0,4">
          <text:p/>
        </draw:polygon>
        <draw:polygon draw:style-name="gr4" draw:text-style-name="P4" draw:layer="layout" svg:width="0.011cm" svg:height="3.588cm" svg:x="6.787cm" svg:y="13.599cm" svg:viewBox="0 0 12 3589" draw:points="0,3582 3,3589 12,3582 12,4 3,0 0,4">
          <text:p/>
        </draw:polygon>
        <draw:polygon draw:style-name="gr4" draw:text-style-name="P4" draw:layer="layout" svg:width="0.011cm" svg:height="3.21cm" svg:x="6.787cm" svg:y="17.187cm" svg:viewBox="0 0 12 3211" draw:points="0,3204 3,3211 12,3204 12,3 3,0 0,3">
          <text:p/>
        </draw:polygon>
        <draw:polygon draw:style-name="gr4" draw:text-style-name="P4" draw:layer="layout" svg:width="0.011cm" svg:height="2.741cm" svg:x="6.787cm" svg:y="20.397cm" svg:viewBox="0 0 12 2742" draw:points="0,2735 3,2742 12,2735 12,4 3,0 0,4">
          <text:p/>
        </draw:polygon>
        <draw:polygon draw:style-name="gr4" draw:text-style-name="P4" draw:layer="layout" svg:width="0.01cm" svg:height="1.298cm" svg:x="12.012cm" svg:y="3.005cm" svg:viewBox="0 0 11 1299" draw:points="0,1292 4,1299 11,1292 11,4 4,0 0,4">
          <text:p/>
        </draw:polygon>
        <draw:polygon draw:style-name="gr4" draw:text-style-name="P4" draw:layer="layout" svg:width="0.01cm" svg:height="5.281cm" svg:x="12.012cm" svg:y="4.303cm" svg:viewBox="0 0 11 5282" draw:points="0,5275 4,5282 11,5275 11,4 4,0 0,4">
          <text:p/>
        </draw:polygon>
        <draw:polygon draw:style-name="gr4" draw:text-style-name="P4" draw:layer="layout" svg:width="0.01cm" svg:height="4.015cm" svg:x="12.012cm" svg:y="9.584cm" svg:viewBox="0 0 11 4016" draw:points="0,4009 4,4016 11,4009 11,4 4,0 0,4">
          <text:p/>
        </draw:polygon>
        <draw:polygon draw:style-name="gr4" draw:text-style-name="P4" draw:layer="layout" svg:width="0.01cm" svg:height="3.588cm" svg:x="12.012cm" svg:y="13.599cm" svg:viewBox="0 0 11 3589" draw:points="0,3582 4,3589 11,3582 11,4 4,0 0,4">
          <text:p/>
        </draw:polygon>
        <draw:polygon draw:style-name="gr4" draw:text-style-name="P4" draw:layer="layout" svg:width="0.01cm" svg:height="3.21cm" svg:x="12.012cm" svg:y="17.187cm" svg:viewBox="0 0 11 3211" draw:points="0,3204 4,3211 11,3204 11,3 4,0 0,3">
          <text:p/>
        </draw:polygon>
        <draw:polygon draw:style-name="gr4" draw:text-style-name="P4" draw:layer="layout" svg:width="0.01cm" svg:height="2.741cm" svg:x="12.012cm" svg:y="20.397cm" svg:viewBox="0 0 11 2742" draw:points="0,2735 4,2742 11,2735 11,4 4,0 0,4">
          <text:p/>
        </draw:polygon>
        <draw:polygon draw:style-name="gr4" draw:text-style-name="P4" draw:layer="layout" svg:width="0.011cm" svg:height="1.298cm" svg:x="16.012cm" svg:y="3.005cm" svg:viewBox="0 0 12 1299" draw:points="0,1292 5,1299 12,1292 12,4 5,0 0,4">
          <text:p/>
        </draw:polygon>
        <draw:polygon draw:style-name="gr4" draw:text-style-name="P4" draw:layer="layout" svg:width="0.011cm" svg:height="5.281cm" svg:x="16.012cm" svg:y="4.303cm" svg:viewBox="0 0 12 5282" draw:points="0,5275 5,5282 12,5275 12,4 5,0 0,4">
          <text:p/>
        </draw:polygon>
        <draw:polygon draw:style-name="gr4" draw:text-style-name="P4" draw:layer="layout" svg:width="0.011cm" svg:height="4.015cm" svg:x="16.012cm" svg:y="9.584cm" svg:viewBox="0 0 12 4016" draw:points="0,4009 5,4016 12,4009 12,4 5,0 0,4">
          <text:p/>
        </draw:polygon>
        <draw:polygon draw:style-name="gr4" draw:text-style-name="P4" draw:layer="layout" svg:width="0.011cm" svg:height="3.588cm" svg:x="16.012cm" svg:y="13.599cm" svg:viewBox="0 0 12 3589" draw:points="0,3582 5,3589 12,3582 12,4 5,0 0,4">
          <text:p/>
        </draw:polygon>
        <draw:polygon draw:style-name="gr4" draw:text-style-name="P4" draw:layer="layout" svg:width="0.011cm" svg:height="3.21cm" svg:x="16.012cm" svg:y="17.187cm" svg:viewBox="0 0 12 3211" draw:points="0,3204 5,3211 12,3204 12,3 5,0 0,3">
          <text:p/>
        </draw:polygon>
        <draw:polygon draw:style-name="gr4" draw:text-style-name="P4" draw:layer="layout" svg:width="0.011cm" svg:height="2.741cm" svg:x="16.012cm" svg:y="20.397cm" svg:viewBox="0 0 12 2742" draw:points="0,2735 5,2742 12,2735 12,4 5,0 0,4">
          <text:p/>
        </draw:polygon>
        <draw:polygon draw:style-name="gr4" draw:text-style-name="P4" draw:layer="layout" svg:width="0.01cm" svg:height="1.309cm" svg:x="18.997cm" svg:y="2.998cm" svg:viewBox="0 0 11 1310" draw:points="0,1299 3,1306 11,1310 11,0 3,7 0,11">
          <text:p/>
        </draw:polygon>
        <draw:polygon draw:style-name="gr4" draw:text-style-name="P4" draw:layer="layout" svg:width="0.01cm" svg:height="5.292cm" svg:x="18.997cm" svg:y="4.296cm" svg:viewBox="0 0 11 5293" draw:points="0,5282 3,5289 11,5293 11,0 3,7 0,11">
          <text:p/>
        </draw:polygon>
        <draw:polygon draw:style-name="gr4" draw:text-style-name="P4" draw:layer="layout" svg:width="0.01cm" svg:height="4.026cm" svg:x="18.997cm" svg:y="9.577cm" svg:viewBox="0 0 11 4027" draw:points="0,4016 3,4023 11,4027 11,0 3,7 0,11">
          <text:p/>
        </draw:polygon>
        <draw:polygon draw:style-name="gr4" draw:text-style-name="P4" draw:layer="layout" svg:width="0.01cm" svg:height="3.598cm" svg:x="18.997cm" svg:y="13.592cm" svg:viewBox="0 0 11 3599" draw:points="0,3589 3,3596 11,3599 11,0 3,7 0,11">
          <text:p/>
        </draw:polygon>
        <draw:polygon draw:style-name="gr4" draw:text-style-name="P4" draw:layer="layout" svg:width="0.01cm" svg:height="3.221cm" svg:x="18.997cm" svg:y="17.18cm" svg:viewBox="0 0 11 3222" draw:points="0,3211 3,3218 11,3222 11,0 3,7 0,10">
          <text:p/>
        </draw:polygon>
        <draw:polygon draw:style-name="gr4" draw:text-style-name="P4" draw:layer="layout" svg:width="0.01cm" svg:height="2.752cm" svg:x="18.997cm" svg:y="20.39cm" svg:viewBox="0 0 11 2753" draw:points="0,2742 3,2749 11,2753 11,0 3,7 0,11">
          <text:p/>
        </draw:polygon>
        <draw:frame draw:style-name="gr5" draw:text-style-name="P6" draw:layer="layout" svg:width="1.818cm" svg:height="0.424cm" svg:x="17.106cm" svg:y="1.734cm">
          <draw:text-box>
            <text:p text:style-name="P5"><text:span text:style-name="T1">KW 29 2016</text:span></text:p>
          </draw:text-box>
        </draw:frame>
        <draw:frame draw:style-name="gr5" draw:text-style-name="P6" draw:layer="layout" svg:width="0.595cm" svg:height="0.424cm" svg:x="4.103cm" svg:y="3.441cm">
          <draw:text-box>
            <text:p text:style-name="P5"><text:span text:style-name="T1">TAG</text:span></text:p>
          </draw:text-box>
        </draw:frame>
        <draw:frame draw:style-name="gr5" draw:text-style-name="P6" draw:layer="layout" svg:width="1.115cm" svg:height="0.424cm" svg:x="8.851cm" svg:y="3.441cm">
          <draw:text-box>
            <text:p text:style-name="P5"><text:span text:style-name="T1">INHALT</text:span></text:p>
          </draw:text-box>
        </draw:frame>
        <draw:frame draw:style-name="gr5" draw:text-style-name="P6" draw:layer="layout" svg:width="1.979cm" svg:height="0.424cm" svg:x="13.039cm" svg:y="3.441cm">
          <draw:text-box>
            <text:p text:style-name="P5"><text:span text:style-name="T1">ARBEITSZEIT</text:span></text:p>
          </draw:text-box>
        </draw:frame>
        <draw:frame draw:style-name="gr5" draw:text-style-name="P6" draw:layer="layout" svg:width="0.645cm" svg:height="0.424cm" svg:x="17.187cm" svg:y="3.441cm">
          <draw:text-box>
            <text:p text:style-name="P5"><text:span text:style-name="T1">ORT</text:span></text:p>
          </draw:text-box>
        </draw:frame>
        <draw:frame draw:style-name="gr5" draw:text-style-name="P6" draw:layer="layout" svg:width="3.465cm" svg:height="0.424cm" svg:x="2.688cm" svg:y="6.729cm">
          <draw:text-box>
            <text:p text:style-name="P5"><text:span text:style-name="T1">2016/07/18 – MONTAG</text:span></text:p>
          </draw:text-box>
        </draw:frame>
        <draw:frame draw:style-name="gr5" draw:text-style-name="P6" draw:layer="layout" svg:width="3.215cm" svg:height="0.424cm" svg:x="8.117cm" svg:y="4.824cm">
          <draw:text-box>
            <text:p text:style-name="P5"><text:span text:style-name="T2">AS: </text:span><text:span text:style-name="T3">Zwei Programme</text:span></text:p>
          </draw:text-box>
        </draw:frame>
        <draw:frame draw:style-name="gr5" draw:text-style-name="P6" draw:layer="layout" svg:width="4.121cm" svg:height="0.424cm" svg:x="7.676cm" svg:y="5.248cm">
          <draw:text-box>
            <text:p text:style-name="P5"><text:span text:style-name="T3">geschrieben: Eines erstellt</text:span></text:p>
          </draw:text-box>
        </draw:frame>
        <draw:frame draw:style-name="gr5" draw:text-style-name="P6" draw:layer="layout" svg:width="4.362cm" svg:height="0.424cm" svg:x="7.553cm" svg:y="5.671cm">
          <draw:text-box>
            <text:p text:style-name="P5"><text:span text:style-name="T3">durchgehend Dialogfenster.</text:span></text:p>
          </draw:text-box>
        </draw:frame>
        <draw:frame draw:style-name="gr5" draw:text-style-name="P6" draw:layer="layout" svg:width="3.609cm" svg:height="0.424cm" svg:x="7.93cm" svg:y="6.094cm">
          <draw:text-box>
            <text:p text:style-name="P5"><text:span text:style-name="T3">Das andere erstellt 100</text:span></text:p>
          </draw:text-box>
        </draw:frame>
        <draw:frame draw:style-name="gr5" draw:text-style-name="P6" draw:layer="layout" svg:width="4.35cm" svg:height="0.424cm" svg:x="7.557cm" svg:y="6.518cm">
          <draw:text-box>
            <text:p text:style-name="P5"><text:span text:style-name="T3">Dateien mit einem Namen +</text:span></text:p>
          </draw:text-box>
        </draw:frame>
        <draw:frame draw:style-name="gr5" draw:text-style-name="P6" draw:layer="layout" svg:width="1.412cm" svg:height="0.424cm" svg:x="9.003cm" svg:y="6.941cm">
          <draw:text-box>
            <text:p text:style-name="P5"><text:span text:style-name="T3">Nummer.</text:span></text:p>
          </draw:text-box>
        </draw:frame>
        <draw:frame draw:style-name="gr5" draw:text-style-name="P6" draw:layer="layout" svg:width="3.113cm" svg:height="0.424cm" svg:x="8.17cm" svg:y="7.364cm">
          <draw:text-box>
            <text:p text:style-name="P5"><text:span text:style-name="T2">UF: </text:span><text:span text:style-name="T3">Modulprüfung B</text:span></text:p>
          </draw:text-box>
        </draw:frame>
        <draw:frame draw:style-name="gr5" draw:text-style-name="P6" draw:layer="layout" svg:width="2.004cm" svg:height="0.424cm" svg:x="8.714cm" svg:y="7.788cm">
          <draw:text-box>
            <text:p text:style-name="P5"><text:span text:style-name="T3">geschrieben.</text:span></text:p>
          </draw:text-box>
        </draw:frame>
        <draw:frame draw:style-name="gr5" draw:text-style-name="P6" draw:layer="layout" svg:width="3.13cm" svg:height="0.424cm" svg:x="8.163cm" svg:y="8.211cm">
          <draw:text-box>
            <text:p text:style-name="P5"><text:span text:style-name="T2">BP: </text:span><text:span text:style-name="T3">Modulprüfung C</text:span></text:p>
          </draw:text-box>
        </draw:frame>
        <draw:frame draw:style-name="gr5" draw:text-style-name="P6" draw:layer="layout" svg:width="2.004cm" svg:height="0.424cm" svg:x="8.714cm" svg:y="8.634cm">
          <draw:text-box>
            <text:p text:style-name="P5"><text:span text:style-name="T3">geschrieben.</text:span></text:p>
          </draw:text-box>
        </draw:frame>
        <draw:frame draw:style-name="gr5" draw:text-style-name="P6" draw:layer="layout" svg:width="1.611cm" svg:height="0.424cm" svg:x="13.208cm" svg:y="6.729cm">
          <draw:text-box>
            <text:p text:style-name="P5"><text:span text:style-name="T3">7 h 48 min</text:span></text:p>
          </draw:text-box>
        </draw:frame>
        <draw:frame draw:style-name="gr5" draw:text-style-name="P6" draw:layer="layout" svg:width="1.162cm" svg:height="0.424cm" svg:x="16.916cm" svg:y="6.729cm">
          <draw:text-box>
            <text:p text:style-name="P5"><text:span text:style-name="T3">OSZIMT</text:span></text:p>
          </draw:text-box>
        </draw:frame>
        <draw:frame draw:style-name="gr5" draw:text-style-name="P6" draw:layer="layout" svg:width="3.651cm" svg:height="0.424cm" svg:x="2.596cm" svg:y="11.379cm">
          <draw:text-box>
            <text:p text:style-name="P5"><text:span text:style-name="T1">2016/07/19 – DIENSTAG</text:span></text:p>
          </draw:text-box>
        </draw:frame>
        <draw:frame draw:style-name="gr5" draw:text-style-name="P6" draw:layer="layout" svg:width="4.388cm" svg:height="0.424cm" svg:x="7.225cm" svg:y="10.109cm">
          <draw:text-box>
            <text:p text:style-name="P5"><text:span text:style-name="T2">CISCO:</text:span><text:span text:style-name="T3">PT Aufgabe bezüglich</text:span></text:p>
          </draw:text-box>
        </draw:frame>
        <draw:frame draw:style-name="gr5" draw:text-style-name="P6" draw:layer="layout" svg:width="4.468cm" svg:height="0.424cm" svg:x="7.19cm" svg:y="10.532cm">
          <draw:text-box>
            <text:p text:style-name="P5"><text:span text:style-name="T3">EtherChannel, STP und VLAN</text:span></text:p>
          </draw:text-box>
        </draw:frame>
        <draw:frame draw:style-name="gr5" draw:text-style-name="P6" draw:layer="layout" svg:width="1.458cm" svg:height="0.424cm" svg:x="8.664cm" svg:y="10.956cm">
          <draw:text-box>
            <text:p text:style-name="P5"><text:span text:style-name="T3">gemacht.</text:span></text:p>
          </draw:text-box>
        </draw:frame>
        <draw:frame draw:style-name="gr5" draw:text-style-name="P6" draw:layer="layout" svg:width="5.01cm" svg:height="0.424cm" svg:x="6.929cm" svg:y="11.379cm">
          <draw:text-box>
            <text:p text:style-name="P5"><text:span text:style-name="T3">Im 3. Block einen Film über IPv6</text:span></text:p>
          </draw:text-box>
        </draw:frame>
        <draw:frame draw:style-name="gr5" draw:text-style-name="P6" draw:layer="layout" svg:width="1.437cm" svg:height="0.424cm" svg:x="8.692cm" svg:y="11.802cm">
          <draw:text-box>
            <text:p text:style-name="P5"><text:span text:style-name="T3">geguckt.</text:span><text:span text:style-name="T2"> </text:span></text:p>
          </draw:text-box>
        </draw:frame>
        <draw:frame draw:style-name="gr5" draw:text-style-name="P6" draw:layer="layout" svg:width="4.662cm" svg:height="0.424cm" svg:x="7.094cm" svg:y="12.226cm">
          <draw:text-box>
            <text:p text:style-name="P5"><text:span text:style-name="T2">ITS: </text:span><text:span text:style-name="T3">Cisco Inspire gespielt. (IT-</text:span></text:p>
          </draw:text-box>
        </draw:frame>
        <draw:frame draw:style-name="gr5" draw:text-style-name="P6" draw:layer="layout" svg:width="2.639cm" svg:height="0.424cm" svg:x="8.086cm" svg:y="12.649cm">
          <draw:text-box>
            <text:p text:style-name="P5"><text:span text:style-name="T3">Beruf-Simulator)</text:span></text:p>
          </draw:text-box>
        </draw:frame>
        <draw:frame draw:style-name="gr5" draw:text-style-name="P6" draw:layer="layout" svg:width="1.611cm" svg:height="0.424cm" svg:x="13.208cm" svg:y="11.379cm">
          <draw:text-box>
            <text:p text:style-name="P5"><text:span text:style-name="T3">7 h 48 min</text:span></text:p>
          </draw:text-box>
        </draw:frame>
        <draw:frame draw:style-name="gr5" draw:text-style-name="P6" draw:layer="layout" svg:width="1.162cm" svg:height="0.424cm" svg:x="16.916cm" svg:y="11.379cm">
          <draw:text-box>
            <text:p text:style-name="P5"><text:span text:style-name="T3">OSZIMT</text:span></text:p>
          </draw:text-box>
        </draw:frame>
        <draw:frame draw:style-name="gr5" draw:text-style-name="P6" draw:layer="layout" svg:width="3.863cm" svg:height="0.424cm" svg:x="2.487cm" svg:y="15.178cm">
          <draw:text-box>
            <text:p text:style-name="P5"><text:span text:style-name="T1">2016/07/29 – MITTWOCH</text:span></text:p>
          </draw:text-box>
        </draw:frame>
        <draw:frame draw:style-name="gr5" draw:text-style-name="P6" draw:layer="layout" svg:width="2.546cm" svg:height="0.424cm" svg:x="8.128cm" svg:y="14.12cm">
          <draw:text-box>
            <text:p text:style-name="P5"><text:span text:style-name="T2">ITS: </text:span><text:span text:style-name="T3">Verschlafen.</text:span></text:p>
          </draw:text-box>
        </draw:frame>
        <draw:frame draw:style-name="gr5" draw:text-style-name="P6" draw:layer="layout" svg:width="3.148cm" svg:height="0.424cm" svg:x="7.832cm" svg:y="14.543cm">
          <draw:text-box>
            <text:p text:style-name="P5"><text:span text:style-name="T2">WSK: </text:span><text:span text:style-name="T3">Film bezüglich</text:span></text:p>
          </draw:text-box>
        </draw:frame>
        <draw:frame draw:style-name="gr5" draw:text-style-name="P6" draw:layer="layout" svg:width="4.985cm" svg:height="0.424cm" svg:x="6.929cm" svg:y="14.967cm">
          <draw:text-box>
            <text:p text:style-name="P5"><text:span text:style-name="T3">verschiedener Zukunftsvisionen</text:span></text:p>
          </draw:text-box>
        </draw:frame>
        <draw:frame draw:style-name="gr5" draw:text-style-name="P6" draw:layer="layout" svg:width="4.244cm" svg:height="0.424cm" svg:x="7.299cm" svg:y="15.39cm">
          <draw:text-box>
            <text:p text:style-name="P5"><text:span text:style-name="T3">geguckt und dann darüber</text:span></text:p>
          </draw:text-box>
        </draw:frame>
        <draw:frame draw:style-name="gr5" draw:text-style-name="P6" draw:layer="layout" svg:width="2.165cm" svg:height="0.424cm" svg:x="8.315cm" svg:y="15.813cm">
          <draw:text-box>
            <text:p text:style-name="P5"><text:span text:style-name="T3">argumentiert.</text:span></text:p>
          </draw:text-box>
        </draw:frame>
        <draw:frame draw:style-name="gr5" draw:text-style-name="P6" draw:layer="layout" svg:width="3.952cm" svg:height="0.424cm" svg:x="7.433cm" svg:y="16.237cm">
          <draw:text-box>
            <text:p text:style-name="P5"><text:span text:style-name="T3">Danach Zeugnisausgabe.</text:span></text:p>
          </draw:text-box>
        </draw:frame>
        <draw:frame draw:style-name="gr5" draw:text-style-name="P6" draw:layer="layout" svg:width="1.611cm" svg:height="0.424cm" svg:x="13.208cm" svg:y="15.178cm">
          <draw:text-box>
            <text:p text:style-name="P5"><text:span text:style-name="T3">7 h 48 min</text:span></text:p>
          </draw:text-box>
        </draw:frame>
        <draw:frame draw:style-name="gr5" draw:text-style-name="P6" draw:layer="layout" svg:width="1.162cm" svg:height="0.424cm" svg:x="16.916cm" svg:y="15.178cm">
          <draw:text-box>
            <text:p text:style-name="P5"><text:span text:style-name="T3">OSZIMT</text:span></text:p>
          </draw:text-box>
        </draw:frame>
        <draw:frame draw:style-name="gr5" draw:text-style-name="P6" draw:layer="layout" svg:width="4.227cm" svg:height="0.424cm" svg:x="2.311cm" svg:y="18.579cm">
          <draw:text-box>
            <text:p text:style-name="P5"><text:span text:style-name="T1">2016/07/21 – DONNERSTAG</text:span></text:p>
          </draw:text-box>
        </draw:frame>
        <draw:frame draw:style-name="gr5" draw:text-style-name="P6" draw:layer="layout" svg:width="1.162cm" svg:height="0.424cm" svg:x="8.812cm" svg:y="17.711cm">
          <draw:text-box>
            <text:p text:style-name="P5"><text:span text:style-name="T2">ONLINE</text:span></text:p>
          </draw:text-box>
        </draw:frame>
        <draw:frame draw:style-name="gr5" draw:text-style-name="P6" draw:layer="layout" svg:width="3.922cm" svg:height="0.424cm" svg:x="7.465cm" svg:y="18.135cm">
          <draw:text-box>
            <text:p text:style-name="P5"><text:span text:style-name="T2">AUSBILDUNGSNACHWEIS:</text:span></text:p>
          </draw:text-box>
        </draw:frame>
        <draw:frame draw:style-name="gr5" draw:text-style-name="P6" draw:layer="layout" svg:width="3.431cm" svg:height="0.424cm" svg:x="7.698cm" svg:y="18.558cm">
          <draw:text-box>
            <text:p text:style-name="P5"><text:span text:style-name="T3">Recherchen bezüglich</text:span></text:p>
          </draw:text-box>
        </draw:frame>
        <draw:frame draw:style-name="gr5" draw:text-style-name="P6" draw:layer="layout" svg:width="4.968cm" svg:height="0.424cm" svg:x="6.939cm" svg:y="18.981cm">
          <draw:text-box>
            <text:p text:style-name="P5"><text:span text:style-name="T3">HTML/CSS/PHP/LDAP betrieben</text:span></text:p>
          </draw:text-box>
        </draw:frame>
        <draw:frame draw:style-name="gr5" draw:text-style-name="P6" draw:layer="layout" svg:width="3.507cm" svg:height="0.424cm" svg:x="7.655cm" svg:y="19.405cm">
          <draw:text-box>
            <text:p text:style-name="P5"><text:span text:style-name="T3">und Ideen gesammelt.</text:span></text:p>
          </draw:text-box>
        </draw:frame>
        <draw:frame draw:style-name="gr5" draw:text-style-name="P6" draw:layer="layout" svg:width="1.797cm" svg:height="0.424cm" svg:x="13.116cm" svg:y="18.579cm">
          <draw:text-box>
            <text:p text:style-name="P5"><text:span text:style-name="T3">0900 – 1740</text:span></text:p>
          </draw:text-box>
        </draw:frame>
        <draw:frame draw:style-name="gr5" draw:text-style-name="P6" draw:layer="layout" svg:width="0.633cm" svg:height="0.424cm" svg:x="17.18cm" svg:y="18.579cm">
          <draw:text-box>
            <text:p text:style-name="P5"><text:span text:style-name="T3">HZB</text:span></text:p>
          </draw:text-box>
        </draw:frame>
        <draw:frame draw:style-name="gr5" draw:text-style-name="P6" draw:layer="layout" svg:width="3.384cm" svg:height="0.424cm" svg:x="2.727cm" svg:y="21.553cm">
          <draw:text-box>
            <text:p text:style-name="P5"><text:span text:style-name="T1">2016/07/22 – FREITAG</text:span></text:p>
          </draw:text-box>
        </draw:frame>
        <draw:frame draw:style-name="gr5" draw:text-style-name="P6" draw:layer="layout" svg:width="1.162cm" svg:height="0.424cm" svg:x="8.812cm" svg:y="20.918cm">
          <draw:text-box>
            <text:p text:style-name="P5"><text:span text:style-name="T2">ONLINE</text:span></text:p>
          </draw:text-box>
        </draw:frame>
        <draw:frame draw:style-name="gr5" draw:text-style-name="P6" draw:layer="layout" svg:width="3.922cm" svg:height="0.424cm" svg:x="7.465cm" svg:y="21.341cm">
          <draw:text-box>
            <text:p text:style-name="P5"><text:span text:style-name="T2">AUSBILDUNGSNACHWEIS:</text:span></text:p>
          </draw:text-box>
        </draw:frame>
        <draw:frame draw:style-name="gr5" draw:text-style-name="P6" draw:layer="layout" svg:width="4.062cm" svg:height="0.424cm" svg:x="7.377cm" svg:y="21.765cm">
          <draw:text-box>
            <text:p text:style-name="P5"><text:span text:style-name="T3">Weitere Ideen gesammelt.</text:span></text:p>
          </draw:text-box>
        </draw:frame>
        <draw:frame draw:style-name="gr5" draw:text-style-name="P6" draw:layer="layout" svg:width="5.077cm" svg:height="0.424cm" svg:x="6.886cm" svg:y="22.188cm">
          <draw:text-box>
            <text:p text:style-name="P5"><text:span text:style-name="T2">CISCO</text:span><text:span text:style-name="T3"> Curriculum aufgearbeitet.</text:span></text:p>
          </draw:text-box>
        </draw:frame>
        <draw:frame draw:style-name="gr5" draw:text-style-name="P6" draw:layer="layout" svg:width="1.818cm" svg:height="0.424cm" svg:x="13.109cm" svg:y="21.553cm">
          <draw:text-box>
            <text:p text:style-name="P5"><text:span text:style-name="T3">0700 – 1500</text:span></text:p>
          </draw:text-box>
        </draw:frame>
        <draw:polygon draw:style-name="gr6" draw:text-style-name="P7" draw:layer="layout" svg:width="5.665cm" svg:height="0.01cm" svg:x="2cm" svg:y="24.705cm" svg:viewBox="0 0 5666 11" draw:points="0,0 5666,0 5666,11 0,11">
          <text:p/>
        </draw:polygon>
        <draw:polygon draw:style-name="gr6" draw:text-style-name="P7" draw:layer="layout" svg:width="5.665cm" svg:height="0.01cm" svg:x="13.335cm" svg:y="24.705cm" svg:viewBox="0 0 5666 11" draw:points="0,0 5666,0 5666,11 0,11">
          <text:p/>
        </draw:polygon>
        <draw:frame draw:style-name="gr5" draw:text-style-name="P6" draw:layer="layout" svg:width="0.633cm" svg:height="0.424cm" svg:x="17.18cm" svg:y="21.553cm">
          <draw:text-box>
            <text:p text:style-name="P5"><text:span text:style-name="T3">HZB</text:span></text:p>
          </draw:text-box>
        </draw:frame>
        <draw:frame draw:style-name="gr5" draw:text-style-name="P6" draw:layer="layout" svg:width="3.439cm" svg:height="0.424cm" svg:x="2.103cm" svg:y="24.809cm">
          <draw:text-box>
            <text:p text:style-name="P5"><text:span text:style-name="T3">Unterschrift Ausbilder</text:span></text:p>
          </draw:text-box>
        </draw:frame>
        <draw:line draw:style-name="gr7" draw:text-style-name="P8" draw:layer="layout" svg:x1="7.623cm" svg:y1="26.924cm" svg:x2="13.303cm" svg:y2="26.924cm">
          <text:p/>
        </draw:line>
        <draw:line draw:style-name="gr7" draw:text-style-name="P8" draw:layer="layout" svg:x1="6.498cm" svg:y1="26.927cm" svg:x2="14.485cm" svg:y2="26.927cm">
          <text:p/>
        </draw:line>
        <draw:frame draw:style-name="gr5" draw:text-style-name="P6" draw:layer="layout" svg:width="4.388cm" svg:height="0.424cm" svg:x="14.46cm" svg:y="24.809cm">
          <draw:text-box>
            <text:p text:style-name="P5"><text:span text:style-name="T3">Unterschrift Auszubildender</text:span></text:p>
          </draw:text-box>
        </draw:frame>
        <draw:frame draw:style-name="gr5" draw:text-style-name="P6" draw:layer="layout" svg:width="7.021cm" svg:height="0.424cm" svg:x="6.939cm" svg:y="27.021cm">
          <draw:text-box>
            <text:p text:style-name="P5"><text:span text:style-name="T3">Unterschrift Klassenlehrer/Außerbetriebliche</text:span></text:p>
          </draw:text-box>
        </draw:frame>
        <draw:frame draw:style-name="gr5" draw:text-style-name="P6" draw:layer="layout" svg:width="1.839cm" svg:height="0.424cm" svg:x="9.55cm" svg:y="27.444cm">
          <draw:text-box>
            <text:p text:style-name="P5"><text:span text:style-name="T3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8"/>
    <meta:generator>LibreOffice/5.2.3.3$Linux_X86_64 LibreOffice_project/20m0$Build-3</meta:generator>
  </office:meta>
</office:document-meta>
</file>